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81cm"/>
    </style:style>
    <style:style style:name="co2" style:family="table-column">
      <style:table-column-properties fo:break-before="auto" style:column-width="2.438cm"/>
    </style:style>
    <style:style style:name="co3" style:family="table-column">
      <style:table-column-properties fo:break-before="auto" style:column-width="10.421cm"/>
    </style:style>
    <style:style style:name="co4" style:family="table-column">
      <style:table-column-properties fo:break-before="auto" style:column-width="9.996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ADS-MAT-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a20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2e75b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e2f0d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dbdbdb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07">
      <style:table-cell-properties style:diagonal-bl-tr="none" style:diagonal-tl-br="none" style:text-align-source="fix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107">
      <style:table-cell-properties fo:background-color="#dbdbdb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>
      <style:table-cell-properties style:diagonal-bl-tr="none" style:diagonal-tl-br="none" fo:background-color="transparent" fo:border="0.74pt solid #ffffff" style:rotation-align="none"/>
      <style:text-properties fo:color="#1f4e7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dbdbdb" style:diagonal-bl-tr="none" style:diagonal-tl-br="none" fo:border="0.74pt solid #ffffff" style:rotation-align="none"/>
      <style:text-properties fo:color="#1f4e7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DS – matutino T1</text:p>
          </table:table-cell>
          <table:covered-table-cell table:number-columns-repeated="2" table:style-name="ce11"/>
          <table:table-cell table:number-columns-repeated="1021"/>
        </table:table-row>
        <table:table-row table:style-name="ro1">
          <table:table-cell table:style-name="ce11" office:value-type="string" calcext:value-type="string">
            <text:p>AULA</text:p>
          </table:table-cell>
          <table:table-cell table:style-name="ce11" office:value-type="string" calcext:value-type="string">
            <text:p>DIA</text:p>
          </table:table-cell>
          <table:table-cell table:style-name="ce11" office:value-type="string" calcext:value-type="string">
            <text:p>ASSUNTO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2025-02-10" calcext:value-type="date">
            <text:p>10/02/25</text:p>
          </table:table-cell>
          <table:table-cell table:style-name="ce8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2025-02-17" calcext:value-type="date">
            <text:p>17/02/25</text:p>
          </table:table-cell>
          <table:table-cell table:style-name="ce9" office:value-type="string" calcext:value-type="string">
            <text:p>apresentação da disciplina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6" office:value-type="date" office:date-value="2025-02-24" calcext:value-type="date">
            <text:p>24/02/25</text:p>
          </table:table-cell>
          <table:table-cell table:style-name="ce9" office:value-type="string" calcext:value-type="string">
            <text:p>introdução à web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date" office:date-value="2025-03-03" calcext:value-type="date">
            <text:p>03/03/25</text:p>
          </table:table-cell>
          <table:table-cell table:style-name="ce8" office:value-type="string" calcext:value-type="string">
            <text:p>CARNAVAL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6" office:value-type="date" office:date-value="2025-03-10" calcext:value-type="date">
            <text:p>10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6" office:value-type="date" office:date-value="2025-03-17" calcext:value-type="date">
            <text:p>17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6" office:value-type="date" office:date-value="2025-03-24" calcext:value-type="date">
            <text:p>24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6" office:value-type="date" office:date-value="2025-03-31" calcext:value-type="date">
            <text:p>31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6" office:value-type="date" office:date-value="2025-04-07" calcext:value-type="date">
            <text:p>07/04/25</text:p>
          </table:table-cell>
          <table:table-cell table:style-name="ce9" office:value-type="string" calcext:value-type="string">
            <text:p>PROVA 1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6" office:value-type="date" office:date-value="2025-04-14" calcext:value-type="date">
            <text:p>14/04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5" office:value-type="date" office:date-value="2025-04-21" calcext:value-type="date">
            <text:p>21/04/25</text:p>
          </table:table-cell>
          <table:table-cell table:style-name="ce8" office:value-type="string" calcext:value-type="string">
            <text:p>TIRADENTES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6" office:value-type="date" office:date-value="2025-04-28" calcext:value-type="date">
            <text:p>28/04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6" office:value-type="date" office:date-value="2025-05-05" calcext:value-type="date">
            <text:p>05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6" office:value-type="date" office:date-value="2025-05-12" calcext:value-type="date">
            <text:p>12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6" office:value-type="date" office:date-value="2025-05-19" calcext:value-type="date">
            <text:p>19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6" office:value-type="date" office:date-value="2025-05-26" calcext:value-type="date">
            <text:p>26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6" office:value-type="date" office:date-value="2025-06-02" calcext:value-type="date">
            <text:p>02/06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6" office:value-type="date" office:date-value="2025-06-09" calcext:value-type="date">
            <text:p>09/06/25</text:p>
          </table:table-cell>
          <table:table-cell table:style-name="ce9" office:value-type="string" calcext:value-type="string">
            <text:p>PROVA 2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6" office:value-type="date" office:date-value="2025-06-16" calcext:value-type="date">
            <text:p>16/06/25</text:p>
          </table:table-cell>
          <table:table-cell table:style-name="ce9" office:value-type="string" calcext:value-type="string">
            <text:p>SEGUNDA CHAMADA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5" office:value-type="date" office:date-value="2025-06-23" calcext:value-type="date">
            <text:p>23/06/25</text:p>
          </table:table-cell>
          <table:table-cell table:style-name="ce8" office:value-type="string" calcext:value-type="string">
            <text:p>SÃO JOÃO</text:p>
          </table:table-cell>
          <table:table-cell table:number-columns-repeated="1021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6" office:value-type="date" office:date-value="2025-06-30" calcext:value-type="date">
            <text:p>30/06/25</text:p>
          </table:table-cell>
          <table:table-cell table:style-name="ce9" office:value-type="string" calcext:value-type="string">
            <text:p>PROVA FINAL</text:p>
          </table:table-cell>
          <table:table-cell table:number-columns-repeated="1021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6" office:value-type="date" office:date-value="2025-07-07" calcext:value-type="date">
            <text:p>07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6" office:value-type="date" office:date-value="2025-07-14" calcext:value-type="date">
            <text:p>14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6" office:value-type="date" office:date-value="2025-07-21" calcext:value-type="date">
            <text:p>21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6" office:value-type="date" office:date-value="2025-07-28" calcext:value-type="date">
            <text:p>28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6" office:value-type="date" office:date-value="2025-08-04" calcext:value-type="date">
            <text:p>04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6" office:value-type="date" office:date-value="2025-08-11" calcext:value-type="date">
            <text:p>11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6" office:value-type="date" office:date-value="2025-08-18" calcext:value-type="date">
            <text:p>18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6" office:value-type="date" office:date-value="2025-08-25" calcext:value-type="date">
            <text:p>25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6" office:value-type="date" office:date-value="2025-09-01" calcext:value-type="date">
            <text:p>01/09/25</text:p>
          </table:table-cell>
          <table:table-cell table:style-name="ce9"/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BES – matutino T2</text:p>
          </table:table-cell>
          <table:covered-table-cell table:number-columns-repeated="2" table:style-name="ce11"/>
          <table:table-cell table:number-columns-repeated="1021"/>
        </table:table-row>
        <table:table-row table:style-name="ro1">
          <table:table-cell table:style-name="ce11" office:value-type="string" calcext:value-type="string">
            <text:p>AULA</text:p>
          </table:table-cell>
          <table:table-cell table:style-name="ce11" office:value-type="string" calcext:value-type="string">
            <text:p>DIA</text:p>
          </table:table-cell>
          <table:table-cell table:style-name="ce11" office:value-type="string" calcext:value-type="string">
            <text:p>ASSUNTO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2025-02-10" calcext:value-type="date">
            <text:p>10/02/25</text:p>
          </table:table-cell>
          <table:table-cell table:style-name="ce8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2025-02-17" calcext:value-type="date">
            <text:p>17/02/25</text:p>
          </table:table-cell>
          <table:table-cell table:style-name="ce9" office:value-type="string" calcext:value-type="string">
            <text:p>apresentação da disciplina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6" office:value-type="date" office:date-value="2025-02-24" calcext:value-type="date">
            <text:p>24/02/25</text:p>
          </table:table-cell>
          <table:table-cell table:style-name="ce9" office:value-type="string" calcext:value-type="string">
            <text:p>introdução à web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date" office:date-value="2025-03-03" calcext:value-type="date">
            <text:p>03/03/25</text:p>
          </table:table-cell>
          <table:table-cell table:style-name="ce8" office:value-type="string" calcext:value-type="string">
            <text:p>CARNAVAL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6" office:value-type="date" office:date-value="2025-03-10" calcext:value-type="date">
            <text:p>10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6" office:value-type="date" office:date-value="2025-03-17" calcext:value-type="date">
            <text:p>17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6" office:value-type="date" office:date-value="2025-03-24" calcext:value-type="date">
            <text:p>24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6" office:value-type="date" office:date-value="2025-03-31" calcext:value-type="date">
            <text:p>31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6" office:value-type="date" office:date-value="2025-04-07" calcext:value-type="date">
            <text:p>07/04/25</text:p>
          </table:table-cell>
          <table:table-cell table:style-name="ce9" office:value-type="string" calcext:value-type="string">
            <text:p>PROVA 1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6" office:value-type="date" office:date-value="2025-04-14" calcext:value-type="date">
            <text:p>14/04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5" office:value-type="date" office:date-value="2025-04-21" calcext:value-type="date">
            <text:p>21/04/25</text:p>
          </table:table-cell>
          <table:table-cell table:style-name="ce8" office:value-type="string" calcext:value-type="string">
            <text:p>TIRADENTES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6" office:value-type="date" office:date-value="2025-04-28" calcext:value-type="date">
            <text:p>28/04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6" office:value-type="date" office:date-value="2025-05-05" calcext:value-type="date">
            <text:p>05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6" office:value-type="date" office:date-value="2025-05-12" calcext:value-type="date">
            <text:p>12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6" office:value-type="date" office:date-value="2025-05-19" calcext:value-type="date">
            <text:p>19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6" office:value-type="date" office:date-value="2025-05-26" calcext:value-type="date">
            <text:p>26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6" office:value-type="date" office:date-value="2025-06-02" calcext:value-type="date">
            <text:p>02/06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6" office:value-type="date" office:date-value="2025-06-09" calcext:value-type="date">
            <text:p>09/06/25</text:p>
          </table:table-cell>
          <table:table-cell table:style-name="ce9" office:value-type="string" calcext:value-type="string">
            <text:p>PROVA 2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6" office:value-type="date" office:date-value="2025-06-16" calcext:value-type="date">
            <text:p>16/06/25</text:p>
          </table:table-cell>
          <table:table-cell table:style-name="ce9" office:value-type="string" calcext:value-type="string">
            <text:p>SEGUNDA CHAMADA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5" office:value-type="date" office:date-value="2025-06-23" calcext:value-type="date">
            <text:p>23/06/25</text:p>
          </table:table-cell>
          <table:table-cell table:style-name="ce8" office:value-type="string" calcext:value-type="string">
            <text:p>SÃO JOÃO</text:p>
          </table:table-cell>
          <table:table-cell table:number-columns-repeated="1021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6" office:value-type="date" office:date-value="2025-06-30" calcext:value-type="date">
            <text:p>30/06/25</text:p>
          </table:table-cell>
          <table:table-cell table:style-name="ce9" office:value-type="string" calcext:value-type="string">
            <text:p>PROVA FINAL</text:p>
          </table:table-cell>
          <table:table-cell table:number-columns-repeated="1021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6" office:value-type="date" office:date-value="2025-07-07" calcext:value-type="date">
            <text:p>07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6" office:value-type="date" office:date-value="2025-07-14" calcext:value-type="date">
            <text:p>14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6" office:value-type="date" office:date-value="2025-07-21" calcext:value-type="date">
            <text:p>21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6" office:value-type="date" office:date-value="2025-07-28" calcext:value-type="date">
            <text:p>28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6" office:value-type="date" office:date-value="2025-08-04" calcext:value-type="date">
            <text:p>04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6" office:value-type="date" office:date-value="2025-08-11" calcext:value-type="date">
            <text:p>11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6" office:value-type="date" office:date-value="2025-08-18" calcext:value-type="date">
            <text:p>18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6" office:value-type="date" office:date-value="2025-08-25" calcext:value-type="date">
            <text:p>25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6" office:value-type="date" office:date-value="2025-09-01" calcext:value-type="date">
            <text:p>01/09/25</text:p>
          </table:table-cell>
          <table:table-cell table:style-name="ce9"/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BES – noturno T1</text:p>
          </table:table-cell>
          <table:covered-table-cell table:number-columns-repeated="2" table:style-name="ce11"/>
          <table:table-cell table:number-columns-repeated="1021"/>
        </table:table-row>
        <table:table-row table:style-name="ro1">
          <table:table-cell table:style-name="ce11" office:value-type="string" calcext:value-type="string">
            <text:p>AULA</text:p>
          </table:table-cell>
          <table:table-cell table:style-name="ce11" office:value-type="string" calcext:value-type="string">
            <text:p>DIA</text:p>
          </table:table-cell>
          <table:table-cell table:style-name="ce11" office:value-type="string" calcext:value-type="string">
            <text:p>ASSUNTO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date" office:date-value="2025-02-10" calcext:value-type="date">
            <text:p>10/02/25</text:p>
          </table:table-cell>
          <table:table-cell table:style-name="ce8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2025-02-17" calcext:value-type="date">
            <text:p>17/02/25</text:p>
          </table:table-cell>
          <table:table-cell table:style-name="ce9" office:value-type="string" calcext:value-type="string">
            <text:p>apresentação da disciplina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6" office:value-type="date" office:date-value="2025-02-24" calcext:value-type="date">
            <text:p>24/02/25</text:p>
          </table:table-cell>
          <table:table-cell table:style-name="ce9" office:value-type="string" calcext:value-type="string">
            <text:p>introdução à web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date" office:date-value="2025-03-03" calcext:value-type="date">
            <text:p>03/03/25</text:p>
          </table:table-cell>
          <table:table-cell table:style-name="ce8" office:value-type="string" calcext:value-type="string">
            <text:p>CARNAVAL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6" office:value-type="date" office:date-value="2025-03-10" calcext:value-type="date">
            <text:p>10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6" office:value-type="date" office:date-value="2025-03-17" calcext:value-type="date">
            <text:p>17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6" office:value-type="date" office:date-value="2025-03-24" calcext:value-type="date">
            <text:p>24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6" office:value-type="date" office:date-value="2025-03-31" calcext:value-type="date">
            <text:p>31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6" office:value-type="date" office:date-value="2025-04-07" calcext:value-type="date">
            <text:p>07/04/25</text:p>
          </table:table-cell>
          <table:table-cell table:style-name="ce9" office:value-type="string" calcext:value-type="string">
            <text:p>PROVA 1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6" office:value-type="date" office:date-value="2025-04-14" calcext:value-type="date">
            <text:p>14/04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5" office:value-type="date" office:date-value="2025-04-21" calcext:value-type="date">
            <text:p>21/04/25</text:p>
          </table:table-cell>
          <table:table-cell table:style-name="ce8" office:value-type="string" calcext:value-type="string">
            <text:p>TIRADENTES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6" office:value-type="date" office:date-value="2025-04-28" calcext:value-type="date">
            <text:p>28/04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6" office:value-type="date" office:date-value="2025-05-05" calcext:value-type="date">
            <text:p>05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6" office:value-type="date" office:date-value="2025-05-12" calcext:value-type="date">
            <text:p>12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6" office:value-type="date" office:date-value="2025-05-19" calcext:value-type="date">
            <text:p>19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6" office:value-type="date" office:date-value="2025-05-26" calcext:value-type="date">
            <text:p>26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6" office:value-type="date" office:date-value="2025-06-02" calcext:value-type="date">
            <text:p>02/06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6" office:value-type="date" office:date-value="2025-06-09" calcext:value-type="date">
            <text:p>09/06/25</text:p>
          </table:table-cell>
          <table:table-cell table:style-name="ce9" office:value-type="string" calcext:value-type="string">
            <text:p>PROVA 2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6" office:value-type="date" office:date-value="2025-06-16" calcext:value-type="date">
            <text:p>16/06/25</text:p>
          </table:table-cell>
          <table:table-cell table:style-name="ce9" office:value-type="string" calcext:value-type="string">
            <text:p>SEGUNDA CHAMADA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5" office:value-type="date" office:date-value="2025-06-23" calcext:value-type="date">
            <text:p>23/06/25</text:p>
          </table:table-cell>
          <table:table-cell table:style-name="ce8" office:value-type="string" calcext:value-type="string">
            <text:p>SÃO JOÃO</text:p>
          </table:table-cell>
          <table:table-cell table:number-columns-repeated="1021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6" office:value-type="date" office:date-value="2025-06-30" calcext:value-type="date">
            <text:p>30/06/25</text:p>
          </table:table-cell>
          <table:table-cell table:style-name="ce9" office:value-type="string" calcext:value-type="string">
            <text:p>PROVA FINAL</text:p>
          </table:table-cell>
          <table:table-cell table:number-columns-repeated="1021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6" office:value-type="date" office:date-value="2025-07-07" calcext:value-type="date">
            <text:p>07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6" office:value-type="date" office:date-value="2025-07-14" calcext:value-type="date">
            <text:p>14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6" office:value-type="date" office:date-value="2025-07-21" calcext:value-type="date">
            <text:p>21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6" office:value-type="date" office:date-value="2025-07-28" calcext:value-type="date">
            <text:p>28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6" office:value-type="date" office:date-value="2025-08-04" calcext:value-type="date">
            <text:p>04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6" office:value-type="date" office:date-value="2025-08-11" calcext:value-type="date">
            <text:p>11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6" office:value-type="date" office:date-value="2025-08-18" calcext:value-type="date">
            <text:p>18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6" office:value-type="date" office:date-value="2025-08-25" calcext:value-type="date">
            <text:p>25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6" office:value-type="date" office:date-value="2025-09-01" calcext:value-type="date">
            <text:p>01/09/25</text:p>
          </table:table-cell>
          <table:table-cell table:style-name="ce9"/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DS – noturno T1</text:p>
          </table:table-cell>
          <table:covered-table-cell table:number-columns-repeated="2" table:style-name="ce11"/>
          <table:table-cell table:number-columns-repeated="1021"/>
        </table:table-row>
        <table:table-row table:style-name="ro1">
          <table:table-cell table:style-name="ce11" office:value-type="string" calcext:value-type="string">
            <text:p>AULA</text:p>
          </table:table-cell>
          <table:table-cell table:style-name="ce11" office:value-type="string" calcext:value-type="string">
            <text:p>DIA</text:p>
          </table:table-cell>
          <table:table-cell table:style-name="ce11" office:value-type="string" calcext:value-type="string">
            <text:p>ASSUNTO</text:p>
          </table:table-cell>
          <table:table-cell table:number-columns-repeated="102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2025-02-11" calcext:value-type="date">
            <text:p>11/02/25</text:p>
          </table:table-cell>
          <table:table-cell table:style-name="ce9" office:value-type="string" calcext:value-type="string">
            <text:p>apresentação da disciplina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2025-02-18" calcext:value-type="date">
            <text:p>18/02/25</text:p>
          </table:table-cell>
          <table:table-cell table:style-name="ce9" office:value-type="string" calcext:value-type="string">
            <text:p>introdução à web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6" office:value-type="date" office:date-value="2025-02-25" calcext:value-type="date">
            <text:p>25/02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date" office:date-value="2025-03-04" calcext:value-type="date">
            <text:p>04/03/25</text:p>
          </table:table-cell>
          <table:table-cell table:style-name="ce8" office:value-type="string" calcext:value-type="string">
            <text:p>CARNAVAL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6" office:value-type="date" office:date-value="2025-03-11" calcext:value-type="date">
            <text:p>11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6" office:value-type="date" office:date-value="2025-03-18" calcext:value-type="date">
            <text:p>18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6" office:value-type="date" office:date-value="2025-03-25" calcext:value-type="date">
            <text:p>25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6" office:value-type="date" office:date-value="2025-04-01" calcext:value-type="date">
            <text:p>01/04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6" office:value-type="date" office:date-value="2025-04-08" calcext:value-type="date">
            <text:p>08/04/25</text:p>
          </table:table-cell>
          <table:table-cell table:style-name="ce9" office:value-type="string" calcext:value-type="string">
            <text:p>PROVA 1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6" office:value-type="date" office:date-value="2025-04-15" calcext:value-type="date">
            <text:p>15/04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6" office:value-type="date" office:date-value="2025-04-22" calcext:value-type="date">
            <text:p>22/04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6" office:value-type="date" office:date-value="2025-04-29" calcext:value-type="date">
            <text:p>29/04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6" office:value-type="date" office:date-value="2025-05-06" calcext:value-type="date">
            <text:p>06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6" office:value-type="date" office:date-value="2025-05-13" calcext:value-type="date">
            <text:p>13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6" office:value-type="date" office:date-value="2025-05-20" calcext:value-type="date">
            <text:p>20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6" office:value-type="date" office:date-value="2025-05-27" calcext:value-type="date">
            <text:p>27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6" office:value-type="date" office:date-value="2025-06-03" calcext:value-type="date">
            <text:p>03/06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6" office:value-type="date" office:date-value="2025-06-10" calcext:value-type="date">
            <text:p>10/06/25</text:p>
          </table:table-cell>
          <table:table-cell table:style-name="ce9" office:value-type="string" calcext:value-type="string">
            <text:p>PROVA 2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6" office:value-type="date" office:date-value="2025-06-17" calcext:value-type="date">
            <text:p>17/06/25</text:p>
          </table:table-cell>
          <table:table-cell table:style-name="ce9" office:value-type="string" calcext:value-type="string">
            <text:p>SEGUNDA CHAMADA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5" office:value-type="date" office:date-value="2025-06-24" calcext:value-type="date">
            <text:p>24/06/25</text:p>
          </table:table-cell>
          <table:table-cell table:style-name="ce8" office:value-type="string" calcext:value-type="string">
            <text:p>SÃO JOÃO</text:p>
          </table:table-cell>
          <table:table-cell table:number-columns-repeated="1021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6" office:value-type="date" office:date-value="2025-07-01" calcext:value-type="date">
            <text:p>01/07/25</text:p>
          </table:table-cell>
          <table:table-cell table:style-name="ce9" office:value-type="string" calcext:value-type="string">
            <text:p>PROVA FINAL</text:p>
          </table:table-cell>
          <table:table-cell table:number-columns-repeated="1021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6" office:value-type="date" office:date-value="2025-07-08" calcext:value-type="date">
            <text:p>08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6" office:value-type="date" office:date-value="2025-07-15" calcext:value-type="date">
            <text:p>15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6" office:value-type="date" office:date-value="2025-07-22" calcext:value-type="date">
            <text:p>22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6" office:value-type="date" office:date-value="2025-07-29" calcext:value-type="date">
            <text:p>29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6" office:value-type="date" office:date-value="2025-08-05" calcext:value-type="date">
            <text:p>05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6" office:value-type="date" office:date-value="2025-08-12" calcext:value-type="date">
            <text:p>12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6" office:value-type="date" office:date-value="2025-08-19" calcext:value-type="date">
            <text:p>19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6" office:value-type="date" office:date-value="2025-08-26" calcext:value-type="date">
            <text:p>26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6" office:value-type="date" office:date-value="2025-09-02" calcext:value-type="date">
            <text:p>02/09/25</text:p>
          </table:table-cell>
          <table:table-cell table:style-name="ce9"/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BES – matutino T1</text:p>
          </table:table-cell>
          <table:covered-table-cell table:number-columns-repeated="2" table:style-name="ce11"/>
          <table:table-cell table:number-columns-repeated="1021"/>
        </table:table-row>
        <table:table-row table:style-name="ro1">
          <table:table-cell table:style-name="ce11" office:value-type="string" calcext:value-type="string">
            <text:p>AULA</text:p>
          </table:table-cell>
          <table:table-cell table:style-name="ce11" office:value-type="string" calcext:value-type="string">
            <text:p>DIA</text:p>
          </table:table-cell>
          <table:table-cell table:style-name="ce11" office:value-type="string" calcext:value-type="string">
            <text:p>ASSUNTO</text:p>
          </table:table-cell>
          <table:table-cell table:number-columns-repeated="102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2025-02-12" calcext:value-type="date">
            <text:p>12/02/25</text:p>
          </table:table-cell>
          <table:table-cell table:style-name="ce9" office:value-type="string" calcext:value-type="string">
            <text:p>apresentação da disciplina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2025-02-19" calcext:value-type="date">
            <text:p>19/02/25</text:p>
          </table:table-cell>
          <table:table-cell table:style-name="ce9" office:value-type="string" calcext:value-type="string">
            <text:p>introdução à web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6" office:value-type="date" office:date-value="2025-02-26" calcext:value-type="date">
            <text:p>26/02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date" office:date-value="2025-03-05" calcext:value-type="date">
            <text:p>05/03/25</text:p>
          </table:table-cell>
          <table:table-cell table:style-name="ce8" office:value-type="string" calcext:value-type="string">
            <text:p>CARNAVAL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6" office:value-type="date" office:date-value="2025-03-12" calcext:value-type="date">
            <text:p>12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6" office:value-type="date" office:date-value="2025-03-19" calcext:value-type="date">
            <text:p>19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6" office:value-type="date" office:date-value="2025-03-26" calcext:value-type="date">
            <text:p>26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6" office:value-type="date" office:date-value="2025-04-02" calcext:value-type="date">
            <text:p>02/04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6" office:value-type="date" office:date-value="2025-04-09" calcext:value-type="date">
            <text:p>09/04/25</text:p>
          </table:table-cell>
          <table:table-cell table:style-name="ce9" office:value-type="string" calcext:value-type="string">
            <text:p>PROVA 1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6" office:value-type="date" office:date-value="2025-04-16" calcext:value-type="date">
            <text:p>16/04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6" office:value-type="date" office:date-value="2025-04-23" calcext:value-type="date">
            <text:p>23/04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6" office:value-type="date" office:date-value="2025-04-30" calcext:value-type="date">
            <text:p>30/04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6" office:value-type="date" office:date-value="2025-05-07" calcext:value-type="date">
            <text:p>07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6" office:value-type="date" office:date-value="2025-05-14" calcext:value-type="date">
            <text:p>14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6" office:value-type="date" office:date-value="2025-05-21" calcext:value-type="date">
            <text:p>21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6" office:value-type="date" office:date-value="2025-05-28" calcext:value-type="date">
            <text:p>28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6" office:value-type="date" office:date-value="2025-06-04" calcext:value-type="date">
            <text:p>04/06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6" office:value-type="date" office:date-value="2025-06-11" calcext:value-type="date">
            <text:p>11/06/25</text:p>
          </table:table-cell>
          <table:table-cell table:style-name="ce9" office:value-type="string" calcext:value-type="string">
            <text:p>PROVA 2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6" office:value-type="date" office:date-value="2025-06-18" calcext:value-type="date">
            <text:p>18/06/25</text:p>
          </table:table-cell>
          <table:table-cell table:style-name="ce9" office:value-type="string" calcext:value-type="string">
            <text:p>SEGUNDA CHAMADA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6" office:value-type="date" office:date-value="2025-06-25" calcext:value-type="date">
            <text:p>25/06/25</text:p>
          </table:table-cell>
          <table:table-cell table:style-name="ce9" office:value-type="string" calcext:value-type="string">
            <text:p>PROVA FINAL</text:p>
          </table:table-cell>
          <table:table-cell table:number-columns-repeated="1021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6" office:value-type="date" office:date-value="2025-07-02" calcext:value-type="date">
            <text:p>02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6" office:value-type="date" office:date-value="2025-07-09" calcext:value-type="date">
            <text:p>09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6" office:value-type="date" office:date-value="2025-07-16" calcext:value-type="date">
            <text:p>16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6" office:value-type="date" office:date-value="2025-07-23" calcext:value-type="date">
            <text:p>23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6" office:value-type="date" office:date-value="2025-07-30" calcext:value-type="date">
            <text:p>30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6" office:value-type="date" office:date-value="2025-08-06" calcext:value-type="date">
            <text:p>06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6" office:value-type="date" office:date-value="2025-08-13" calcext:value-type="date">
            <text:p>13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6" office:value-type="date" office:date-value="2025-08-20" calcext:value-type="date">
            <text:p>20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6" office:value-type="date" office:date-value="2025-08-27" calcext:value-type="date">
            <text:p>27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6" office:value-type="date" office:date-value="2025-09-03" calcext:value-type="date">
            <text:p>03/09/25</text:p>
          </table:table-cell>
          <table:table-cell table:style-name="ce9"/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BES - matutino T3</text:p>
          </table:table-cell>
          <table:covered-table-cell table:number-columns-repeated="2" table:style-name="ce11"/>
          <table:table-cell table:number-columns-repeated="1021"/>
        </table:table-row>
        <table:table-row table:style-name="ro1">
          <table:table-cell table:style-name="ce11" office:value-type="string" calcext:value-type="string">
            <text:p>AULA</text:p>
          </table:table-cell>
          <table:table-cell table:style-name="ce11" office:value-type="string" calcext:value-type="string">
            <text:p>DIA</text:p>
          </table:table-cell>
          <table:table-cell table:style-name="ce11" office:value-type="string" calcext:value-type="string">
            <text:p>ASSUNTO</text:p>
          </table:table-cell>
          <table:table-cell table:number-columns-repeated="102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2025-02-12" calcext:value-type="date">
            <text:p>12/02/25</text:p>
          </table:table-cell>
          <table:table-cell table:style-name="ce9" office:value-type="string" calcext:value-type="string">
            <text:p>apresentação da disciplina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2025-02-19" calcext:value-type="date">
            <text:p>19/02/25</text:p>
          </table:table-cell>
          <table:table-cell table:style-name="ce9" office:value-type="string" calcext:value-type="string">
            <text:p>introdução à web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6" office:value-type="date" office:date-value="2025-02-26" calcext:value-type="date">
            <text:p>26/02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6" office:value-type="date" office:date-value="2025-03-05" calcext:value-type="date">
            <text:p>05/03/25</text:p>
          </table:table-cell>
          <table:table-cell table:style-name="ce8" office:value-type="string" calcext:value-type="string">
            <text:p>CARNAVAL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6" office:value-type="date" office:date-value="2025-03-12" calcext:value-type="date">
            <text:p>12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6" office:value-type="date" office:date-value="2025-03-19" calcext:value-type="date">
            <text:p>19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6" office:value-type="date" office:date-value="2025-03-26" calcext:value-type="date">
            <text:p>26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6" office:value-type="date" office:date-value="2025-04-02" calcext:value-type="date">
            <text:p>02/04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6" office:value-type="date" office:date-value="2025-04-09" calcext:value-type="date">
            <text:p>09/04/25</text:p>
          </table:table-cell>
          <table:table-cell table:style-name="ce9" office:value-type="string" calcext:value-type="string">
            <text:p>PROVA 1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6" office:value-type="date" office:date-value="2025-04-16" calcext:value-type="date">
            <text:p>16/04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6" office:value-type="date" office:date-value="2025-04-23" calcext:value-type="date">
            <text:p>23/04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6" office:value-type="date" office:date-value="2025-04-30" calcext:value-type="date">
            <text:p>30/04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6" office:value-type="date" office:date-value="2025-05-07" calcext:value-type="date">
            <text:p>07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6" office:value-type="date" office:date-value="2025-05-14" calcext:value-type="date">
            <text:p>14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6" office:value-type="date" office:date-value="2025-05-21" calcext:value-type="date">
            <text:p>21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6" office:value-type="date" office:date-value="2025-05-28" calcext:value-type="date">
            <text:p>28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6" office:value-type="date" office:date-value="2025-06-04" calcext:value-type="date">
            <text:p>04/06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6" office:value-type="date" office:date-value="2025-06-11" calcext:value-type="date">
            <text:p>11/06/25</text:p>
          </table:table-cell>
          <table:table-cell table:style-name="ce9" office:value-type="string" calcext:value-type="string">
            <text:p>PROVA 2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6" office:value-type="date" office:date-value="2025-06-18" calcext:value-type="date">
            <text:p>18/06/25</text:p>
          </table:table-cell>
          <table:table-cell table:style-name="ce9" office:value-type="string" calcext:value-type="string">
            <text:p>SEGUNDA CHAMADA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6" office:value-type="date" office:date-value="2025-06-25" calcext:value-type="date">
            <text:p>25/06/25</text:p>
          </table:table-cell>
          <table:table-cell table:style-name="ce9" office:value-type="string" calcext:value-type="string">
            <text:p>PROVA FINAL</text:p>
          </table:table-cell>
          <table:table-cell table:number-columns-repeated="1021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6" office:value-type="date" office:date-value="2025-07-02" calcext:value-type="date">
            <text:p>02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6" office:value-type="date" office:date-value="2025-07-09" calcext:value-type="date">
            <text:p>09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6" office:value-type="date" office:date-value="2025-07-16" calcext:value-type="date">
            <text:p>16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6" office:value-type="date" office:date-value="2025-07-23" calcext:value-type="date">
            <text:p>23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6" office:value-type="date" office:date-value="2025-07-30" calcext:value-type="date">
            <text:p>30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6" office:value-type="date" office:date-value="2025-08-06" calcext:value-type="date">
            <text:p>06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6" office:value-type="date" office:date-value="2025-08-13" calcext:value-type="date">
            <text:p>13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6" office:value-type="date" office:date-value="2025-08-20" calcext:value-type="date">
            <text:p>20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6" office:value-type="date" office:date-value="2025-08-27" calcext:value-type="date">
            <text:p>27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6" office:value-type="date" office:date-value="2025-09-03" calcext:value-type="date">
            <text:p>03/09/25</text:p>
          </table:table-cell>
          <table:table-cell table:style-name="ce9"/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BES - matutino T4</text:p>
          </table:table-cell>
          <table:covered-table-cell table:number-columns-repeated="2" table:style-name="ce11"/>
          <table:table-cell table:number-columns-repeated="1021"/>
        </table:table-row>
        <table:table-row table:style-name="ro1">
          <table:table-cell table:style-name="ce11" office:value-type="string" calcext:value-type="string">
            <text:p>AULA</text:p>
          </table:table-cell>
          <table:table-cell table:style-name="ce11" office:value-type="string" calcext:value-type="string">
            <text:p>DIA</text:p>
          </table:table-cell>
          <table:table-cell table:style-name="ce11" office:value-type="string" calcext:value-type="string">
            <text:p>ASSUNTO</text:p>
          </table:table-cell>
          <table:table-cell table:number-columns-repeated="102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2025-02-13" calcext:value-type="date">
            <text:p>13/02/25</text:p>
          </table:table-cell>
          <table:table-cell table:style-name="ce9" office:value-type="string" calcext:value-type="string">
            <text:p>apresentação da disciplina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2025-02-20" calcext:value-type="date">
            <text:p>20/02/25</text:p>
          </table:table-cell>
          <table:table-cell table:style-name="ce9" office:value-type="string" calcext:value-type="string">
            <text:p>introdução à web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date" office:date-value="2025-02-27" calcext:value-type="date">
            <text:p>27/02/25</text:p>
          </table:table-cell>
          <table:table-cell table:style-name="ce8" office:value-type="string" calcext:value-type="string">
            <text:p>CARNAVAL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6" office:value-type="date" office:date-value="2025-03-06" calcext:value-type="date">
            <text:p>06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6" office:value-type="date" office:date-value="2025-03-13" calcext:value-type="date">
            <text:p>13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6" office:value-type="date" office:date-value="2025-03-20" calcext:value-type="date">
            <text:p>20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6" office:value-type="date" office:date-value="2025-03-27" calcext:value-type="date">
            <text:p>27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6" office:value-type="date" office:date-value="2025-04-03" calcext:value-type="date">
            <text:p>03/04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6" office:value-type="date" office:date-value="2025-04-10" calcext:value-type="date">
            <text:p>10/04/25</text:p>
          </table:table-cell>
          <table:table-cell table:style-name="ce9" office:value-type="string" calcext:value-type="string">
            <text:p>PROVA 1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" office:value-type="date" office:date-value="2025-04-17" calcext:value-type="date">
            <text:p>17/04/25</text:p>
          </table:table-cell>
          <table:table-cell table:style-name="ce8" office:value-type="string" calcext:value-type="string">
            <text:p>SEMANA SANTA</text:p>
          </table:table-cell>
          <table:table-cell table:number-columns-repeated="1021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6" office:value-type="date" office:date-value="2025-04-24" calcext:value-type="date">
            <text:p>24/04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5" office:value-type="date" office:date-value="2025-05-01" calcext:value-type="date">
            <text:p>01/05/25</text:p>
          </table:table-cell>
          <table:table-cell table:style-name="ce8" office:value-type="string" calcext:value-type="string">
            <text:p>DIA DO TRABALHADOR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6" office:value-type="date" office:date-value="2025-05-08" calcext:value-type="date">
            <text:p>08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6" office:value-type="date" office:date-value="2025-05-15" calcext:value-type="date">
            <text:p>15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6" office:value-type="date" office:date-value="2025-05-22" calcext:value-type="date">
            <text:p>22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6" office:value-type="date" office:date-value="2025-05-29" calcext:value-type="date">
            <text:p>29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6" office:value-type="date" office:date-value="2025-06-05" calcext:value-type="date">
            <text:p>05/06/25</text:p>
          </table:table-cell>
          <table:table-cell table:style-name="ce9" office:value-type="string" calcext:value-type="string">
            <text:p>PROVA 2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6" office:value-type="date" office:date-value="2025-06-12" calcext:value-type="date">
            <text:p>12/06/25</text:p>
          </table:table-cell>
          <table:table-cell table:style-name="ce9" office:value-type="string" calcext:value-type="string">
            <text:p>SEGUNDA CHAMADA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5" office:value-type="date" office:date-value="2025-06-19" calcext:value-type="date">
            <text:p>19/06/25</text:p>
          </table:table-cell>
          <table:table-cell table:style-name="ce8" office:value-type="string" calcext:value-type="string">
            <text:p>CORPUS CHRISTI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6" office:value-type="date" office:date-value="2025-06-26" calcext:value-type="date">
            <text:p>26/06/25</text:p>
          </table:table-cell>
          <table:table-cell table:style-name="ce9" office:value-type="string" calcext:value-type="string">
            <text:p>PROVA FINAL</text:p>
          </table:table-cell>
          <table:table-cell table:number-columns-repeated="1021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6" office:value-type="date" office:date-value="2025-07-03" calcext:value-type="date">
            <text:p>03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6" office:value-type="date" office:date-value="2025-07-10" calcext:value-type="date">
            <text:p>10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6" office:value-type="date" office:date-value="2025-07-17" calcext:value-type="date">
            <text:p>17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6" office:value-type="date" office:date-value="2025-07-24" calcext:value-type="date">
            <text:p>24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6" office:value-type="date" office:date-value="2025-07-31" calcext:value-type="date">
            <text:p>31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6" office:value-type="date" office:date-value="2025-08-07" calcext:value-type="date">
            <text:p>07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6" office:value-type="date" office:date-value="2025-08-14" calcext:value-type="date">
            <text:p>14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6" office:value-type="date" office:date-value="2025-08-21" calcext:value-type="date">
            <text:p>21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6" office:value-type="date" office:date-value="2025-08-28" calcext:value-type="date">
            <text:p>28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6" office:value-type="date" office:date-value="2025-09-04" calcext:value-type="date">
            <text:p>04/09/25</text:p>
          </table:table-cell>
          <table:table-cell table:style-name="ce9"/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BES - matutino T5</text:p>
          </table:table-cell>
          <table:covered-table-cell table:number-columns-repeated="2" table:style-name="ce11"/>
          <table:table-cell table:number-columns-repeated="1021"/>
        </table:table-row>
        <table:table-row table:style-name="ro1">
          <table:table-cell table:style-name="ce11" office:value-type="string" calcext:value-type="string">
            <text:p>AULA</text:p>
          </table:table-cell>
          <table:table-cell table:style-name="ce11" office:value-type="string" calcext:value-type="string">
            <text:p>DIA</text:p>
          </table:table-cell>
          <table:table-cell table:style-name="ce11" office:value-type="string" calcext:value-type="string">
            <text:p>ASSUNTO</text:p>
          </table:table-cell>
          <table:table-cell table:number-columns-repeated="102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2025-02-14" calcext:value-type="date">
            <text:p>14/02/25</text:p>
          </table:table-cell>
          <table:table-cell table:style-name="ce9" office:value-type="string" calcext:value-type="string">
            <text:p>apresentação da disciplina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2025-02-21" calcext:value-type="date">
            <text:p>21/02/25</text:p>
          </table:table-cell>
          <table:table-cell table:style-name="ce9" office:value-type="string" calcext:value-type="string">
            <text:p>introdução à web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date" office:date-value="2025-02-28" calcext:value-type="date">
            <text:p>28/02/25</text:p>
          </table:table-cell>
          <table:table-cell table:style-name="ce8" office:value-type="string" calcext:value-type="string">
            <text:p>CARNAVAL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6" office:value-type="date" office:date-value="2025-03-07" calcext:value-type="date">
            <text:p>07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6" office:value-type="date" office:date-value="2025-03-14" calcext:value-type="date">
            <text:p>14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6" office:value-type="date" office:date-value="2025-03-21" calcext:value-type="date">
            <text:p>21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6" office:value-type="date" office:date-value="2025-03-28" calcext:value-type="date">
            <text:p>28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6" office:value-type="date" office:date-value="2025-04-04" calcext:value-type="date">
            <text:p>04/04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6" office:value-type="date" office:date-value="2025-04-11" calcext:value-type="date">
            <text:p>11/04/25</text:p>
          </table:table-cell>
          <table:table-cell table:style-name="ce9" office:value-type="string" calcext:value-type="string">
            <text:p>PROVA 1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" office:value-type="date" office:date-value="2025-04-18" calcext:value-type="date">
            <text:p>18/04/25</text:p>
          </table:table-cell>
          <table:table-cell table:style-name="ce8" office:value-type="string" calcext:value-type="string">
            <text:p>SEMANA SANTA</text:p>
          </table:table-cell>
          <table:table-cell table:number-columns-repeated="1021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6" office:value-type="date" office:date-value="2025-04-25" calcext:value-type="date">
            <text:p>25/04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6" office:value-type="date" office:date-value="2025-05-02" calcext:value-type="date">
            <text:p>02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6" office:value-type="date" office:date-value="2025-05-09" calcext:value-type="date">
            <text:p>09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6" office:value-type="date" office:date-value="2025-05-16" calcext:value-type="date">
            <text:p>16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6" office:value-type="date" office:date-value="2025-05-23" calcext:value-type="date">
            <text:p>23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6" office:value-type="date" office:date-value="2025-05-30" calcext:value-type="date">
            <text:p>30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6" office:value-type="date" office:date-value="2025-06-06" calcext:value-type="date">
            <text:p>06/06/25</text:p>
          </table:table-cell>
          <table:table-cell table:style-name="ce9" office:value-type="string" calcext:value-type="string">
            <text:p>PROVA 2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6" office:value-type="date" office:date-value="2025-06-13" calcext:value-type="date">
            <text:p>13/06/25</text:p>
          </table:table-cell>
          <table:table-cell table:style-name="ce9" office:value-type="string" calcext:value-type="string">
            <text:p>SEGUNDA CHAMADA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5" office:value-type="date" office:date-value="2025-06-20" calcext:value-type="date">
            <text:p>20/06/25</text:p>
          </table:table-cell>
          <table:table-cell table:style-name="ce8" office:value-type="string" calcext:value-type="string">
            <text:p>RECESSO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6" office:value-type="date" office:date-value="2025-06-27" calcext:value-type="date">
            <text:p>27/06/25</text:p>
          </table:table-cell>
          <table:table-cell table:style-name="ce9" office:value-type="string" calcext:value-type="string">
            <text:p>PROVA FINAL</text:p>
          </table:table-cell>
          <table:table-cell table:number-columns-repeated="1021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6" office:value-type="date" office:date-value="2025-07-04" calcext:value-type="date">
            <text:p>04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6" office:value-type="date" office:date-value="2025-07-11" calcext:value-type="date">
            <text:p>11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6" office:value-type="date" office:date-value="2025-07-18" calcext:value-type="date">
            <text:p>18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6" office:value-type="date" office:date-value="2025-07-25" calcext:value-type="date">
            <text:p>25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6" office:value-type="date" office:date-value="2025-08-01" calcext:value-type="date">
            <text:p>01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6" office:value-type="date" office:date-value="2025-08-08" calcext:value-type="date">
            <text:p>08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6" office:value-type="date" office:date-value="2025-08-15" calcext:value-type="date">
            <text:p>15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6" office:value-type="date" office:date-value="2025-08-22" calcext:value-type="date">
            <text:p>22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6" office:value-type="date" office:date-value="2025-08-29" calcext:value-type="date">
            <text:p>29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6" office:value-type="date" office:date-value="2025-09-05" calcext:value-type="date">
            <text:p>05/09/25</text:p>
          </table:table-cell>
          <table:table-cell table:style-name="ce9"/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3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BES – noturno T2</text:p>
          </table:table-cell>
          <table:covered-table-cell table:number-columns-repeated="2" table:style-name="ce11"/>
          <table:table-cell table:number-columns-repeated="1021"/>
        </table:table-row>
        <table:table-row table:style-name="ro1">
          <table:table-cell table:style-name="ce11" office:value-type="string" calcext:value-type="string">
            <text:p>AULA</text:p>
          </table:table-cell>
          <table:table-cell table:style-name="ce11" office:value-type="string" calcext:value-type="string">
            <text:p>DIA</text:p>
          </table:table-cell>
          <table:table-cell table:style-name="ce11" office:value-type="string" calcext:value-type="string">
            <text:p>ASSUNTO</text:p>
          </table:table-cell>
          <table:table-cell table:number-columns-repeated="102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2025-02-15" calcext:value-type="date">
            <text:p>15/02/25</text:p>
          </table:table-cell>
          <table:table-cell table:style-name="ce9" office:value-type="string" calcext:value-type="string">
            <text:p>apresentação da disciplina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2025-02-22" calcext:value-type="date">
            <text:p>22/02/25</text:p>
          </table:table-cell>
          <table:table-cell table:style-name="ce9" office:value-type="string" calcext:value-type="string">
            <text:p>introdução à web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date" office:date-value="2025-03-01" calcext:value-type="date">
            <text:p>01/03/25</text:p>
          </table:table-cell>
          <table:table-cell table:style-name="ce8" office:value-type="string" calcext:value-type="string">
            <text:p>CARNAVAL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6" office:value-type="date" office:date-value="2025-03-08" calcext:value-type="date">
            <text:p>08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6" office:value-type="date" office:date-value="2025-03-15" calcext:value-type="date">
            <text:p>15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6" office:value-type="date" office:date-value="2025-03-22" calcext:value-type="date">
            <text:p>22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6" office:value-type="date" office:date-value="2025-03-29" calcext:value-type="date">
            <text:p>29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6" office:value-type="date" office:date-value="2025-04-05" calcext:value-type="date">
            <text:p>05/04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6" office:value-type="date" office:date-value="2025-04-12" calcext:value-type="date">
            <text:p>12/04/25</text:p>
          </table:table-cell>
          <table:table-cell table:style-name="ce9" office:value-type="string" calcext:value-type="string">
            <text:p>PROVA 1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" office:value-type="date" office:date-value="2025-04-19" calcext:value-type="date">
            <text:p>19/04/25</text:p>
          </table:table-cell>
          <table:table-cell table:style-name="ce8" office:value-type="string" calcext:value-type="string">
            <text:p>SEMANA SANTA</text:p>
          </table:table-cell>
          <table:table-cell table:number-columns-repeated="1021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6" office:value-type="date" office:date-value="2025-04-26" calcext:value-type="date">
            <text:p>26/04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6" office:value-type="date" office:date-value="2025-05-03" calcext:value-type="date">
            <text:p>03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6" office:value-type="date" office:date-value="2025-05-10" calcext:value-type="date">
            <text:p>10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6" office:value-type="date" office:date-value="2025-05-17" calcext:value-type="date">
            <text:p>17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6" office:value-type="date" office:date-value="2025-05-24" calcext:value-type="date">
            <text:p>24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6" office:value-type="date" office:date-value="2025-05-31" calcext:value-type="date">
            <text:p>31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6" office:value-type="date" office:date-value="2025-06-07" calcext:value-type="date">
            <text:p>07/06/25</text:p>
          </table:table-cell>
          <table:table-cell table:style-name="ce9" office:value-type="string" calcext:value-type="string">
            <text:p>PROVA 2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6" office:value-type="date" office:date-value="2025-06-14" calcext:value-type="date">
            <text:p>14/06/25</text:p>
          </table:table-cell>
          <table:table-cell table:style-name="ce9" office:value-type="string" calcext:value-type="string">
            <text:p>SEGUNDA CHAMADA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5" office:value-type="date" office:date-value="2025-06-21" calcext:value-type="date">
            <text:p>21/06/25</text:p>
          </table:table-cell>
          <table:table-cell table:style-name="ce8" office:value-type="string" calcext:value-type="string">
            <text:p>RECESSO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6" office:value-type="date" office:date-value="2025-06-28" calcext:value-type="date">
            <text:p>28/06/25</text:p>
          </table:table-cell>
          <table:table-cell table:style-name="ce9" office:value-type="string" calcext:value-type="string">
            <text:p>PROVA FINAL</text:p>
          </table:table-cell>
          <table:table-cell table:number-columns-repeated="1021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6" office:value-type="date" office:date-value="2025-07-05" calcext:value-type="date">
            <text:p>05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6" office:value-type="date" office:date-value="2025-07-12" calcext:value-type="date">
            <text:p>12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6" office:value-type="date" office:date-value="2025-07-19" calcext:value-type="date">
            <text:p>19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6" office:value-type="date" office:date-value="2025-07-26" calcext:value-type="date">
            <text:p>26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6" office:value-type="date" office:date-value="2025-08-02" calcext:value-type="date">
            <text:p>02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6" office:value-type="date" office:date-value="2025-08-09" calcext:value-type="date">
            <text:p>09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6" office:value-type="date" office:date-value="2025-08-16" calcext:value-type="date">
            <text:p>16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6" office:value-type="date" office:date-value="2025-08-23" calcext:value-type="date">
            <text:p>23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6" office:value-type="date" office:date-value="2025-08-30" calcext:value-type="date">
            <text:p>30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6" office:value-type="date" office:date-value="2025-09-06" calcext:value-type="date">
            <text:p>06/09/25</text:p>
          </table:table-cell>
          <table:table-cell table:style-name="ce9"/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6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3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7P2" style:volatile="true">
      <number:text>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1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1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date-style style:name="N140">
      <number:day/>
      <number:text>/</number:text>
      <number:month/>
      <number:text>/</number:text>
      <number:year number:style="long"/>
    </number:date-style>
    <number:time-style style:name="N111">
      <number:minutes number:style="long"/>
      <number:text>:</number:text>
      <number:seconds number:style="long"/>
    </number:time-style>
    <number:date-style style:name="N139">
      <number:day/>
      <number:text>/</number:text>
      <number:month number:textual="true"/>
      <number:text>/</number:text>
      <number:year/>
    </number:dat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8">
      <number:day/>
      <number:text>/</number:text>
      <number:month number:textual="true"/>
    </number:date-style>
    <number:time-style style:name="N109">
      <number:minutes number:style="long"/>
      <number:text>:</number:text>
      <number:seconds number:style="long" number:decimal-places="1"/>
    </number:time-style>
    <number:date-style style:name="N137">
      <number:month number:textual="true"/>
      <number:text>/</number:text>
      <number:year/>
    </number:date-style>
    <number:number-style style:name="N10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6">
      <number:hours/>
      <number:text>:</number:text>
      <number:minutes number:style="long"/>
      <number:text> </number:text>
      <number:am-pm/>
    </number:time-style>
    <number:date-style style:name="N107P0" style:volatile="true">
      <number:day number:style="long"/>
      <number:text>/</number:text>
      <number:month number:style="long"/>
      <number:text>/</number:text>
      <number:year/>
    </number:date-style>
    <number:text-style style:name="N107">
      <number:text-content/>
      <style:map style:condition="value()&lt;=1.7976931348623157E+308" style:apply-style-name="N107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PageStyle_5f_ADS-MAT-T1" style:display-name="PageStyle_ADS-MAT-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8T10:00:50</meta:creation-date>
    <meta:initial-creator>Marcos</meta:initial-creator>
    <dc:language>pt-BR</dc:language>
    <dc:date>2025-02-10T22:49:54.840669083</dc:date>
    <meta:editing-cycles>14</meta:editing-cycles>
    <meta:editing-duration>PT1H31M4S</meta:editing-duration>
    <meta:generator>LibreOffice/7.3.7.2$Linux_X86_64 LibreOffice_project/30$Build-2</meta:generator>
    <meta:document-statistic meta:table-count="9" meta:cell-count="653" meta:object-count="0"/>
    <meta:user-defined meta:name="AppVersion">15.0000</meta:user-defined>
  </office:meta>
</office:document-meta>
</file>